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9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JUNÇÃO<text:bookmark-end text:name="junção"/></text:h>
      <text:h text:style-name="Heading_20_3" text:outline-level="3"><text:bookmark-start text:name="junção-forma-errada---gambiarra"/>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Categoria de comandos<text:bookmark-end text:name="categoria-de-comandos"/></text:h>
      <text:h text:style-name="Heading_20_2" text:outline-level="2"><text:bookmark-start text:name="dml---data-manipulation-language-linguagem-de-manipulação-de-dados"/><text:span text:style-name="T1">DML</text:span> - <text:span text:style-name="T2">Data Manipulation Language</text:span> (Linguagem de Manipulação de Dados)<text:line-break/><text:bookmark-end text:name="dml---data-manipulation-language-linguagem-de-manipulação-de-dados"/></text:h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<text:span text:style-name="T1">DDL</text:span> - <text:span text:style-name="T2">Data Definition Language</text:span> (Linguagem de definição de dados)<text:line-break/><text:bookmark-end text:name="ddl---data-definition-language-linguagem-de-definição-de-dados"/></text:h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</text:list-item>
            <text:list-item>
              <text:p text:style-name="P120">Sintaxe:<text:line-break/><text:span text:style-name="T1">ALTER TABLE</text:span> [nome_database.]<text:span text:style-name="T2">nome_tabela</text:span> <text:span text:style-name="T1">ADD</text:span> <text:span text:style-name="T2">nome_coluna</text:span> <text:span text:style-name="T2">tipo</text:span>;<text:line-break/><text:span text:style-name="T1">ALTER TABLE</text:span> [nome_database.]<text:span text:style-name="T2">nome_tabela</text:span> <text:span text:style-name="T1">DROP</text:span> <text:span text:style-name="T2">column_name</text:span>;<text:line-break/><text:span text:style-name="T1">ALTER</text:span> <text:span text:style-name="T2">nome_coluna</text:span> <text:span text:style-name="T1">SET</text:span> <text:span text:style-name="T2">modificação</text:span>;<text:line-break/></text:p>
            </text:list-item>
          </text:list>
        </text:list-item>
        <text:list-item>
          <text:p text:style-name="P113"><text:span text:style-name="T1">TRUNCATE</text:span><text:line-break/></text:p>
          <text:list text:style-name="L116">
            <text:list-item>
              <text:p text:style-name="P121">Esvazia imediatamente todo o conteúdo de uma tabela ou objeto que contenha dados.<text:line-break/></text:p>
            </text:list-item>
            <text:list-item>
              <text:p text:style-name="P121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1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COMMENT</text:span><text:line-break/></text:p>
        </text:list-item>
        <text:list-item>
          <text:p text:style-name="P113"><text:span text:style-name="T1">RENAME</text:span><text:line-break/></text:p>
        </text:list-item>
      </text:list>
      <text:h text:style-name="Heading_20_2" text:outline-level="2"><text:bookmark-start text:name="dcl---data-control-language-linguagem-de-controle-de-dados"/><text:span text:style-name="T1">DCL</text:span> - <text:span text:style-name="T2">Data Control Language</text:span> (Linguagem de Controle de Dados)<text:line-break/><text:bookmark-end text:name="dcl---data-control-language-linguagem-de-controle-de-dados"/></text:h>
      <text:list text:style-name="L117">
        <text:list-item>
          <text:p text:style-name="P122"><text:span text:style-name="T1">GRANT</text:span><text:line-break/></text:p>
          <text:list text:style-name="L118">
            <text:list-item>
              <text:p text:style-name="P123">Permite conceder ou remover privilégios de outros usuários.<text:line-break/></text:p>
            </text:list-item>
            <text:list-item>
              <text:p text:style-name="P123">Sintaxe:<text:line-break/></text:p>
            </text:list-item>
          </text:list>
        </text:list-item>
        <text:list-item>
          <text:p text:style-name="P122"><text:span text:style-name="T1">REVOKE</text:span><text:line-break/></text:p>
        </text:list-item>
      </text:list>
      <text:h text:style-name="Heading_20_2" text:outline-level="2"><text:bookmark-start text:name="tcl---tool-command-language-linguagem-de-comandos-de-ferramentas"/><text:span text:style-name="T1">TCL</text:span> - <text:span text:style-name="T2">Tool Command Language</text:span> (Linguagem de Comandos de Ferramentas)<text:line-break/><text:bookmark-end text:name="tcl---tool-command-language-linguagem-de-comandos-de-ferramentas"/></text:h>
      <text:p text:style-name="Pagebreak"/>
      <text:h text:style-name="Heading_20_1" text:outline-level="1"><text:bookmark-start text:name="detalhes"/>Detalhes<text:bookmark-end text:name="detalhes"/></text:h>
      <text:list text:style-name="L119">
        <text:list-item>
          <text:p text:style-name="P124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24">O que são e o que fazem os administradores:<text:line-break/></text:p>
          <text:list text:style-name="L120">
            <text:list-item>
              <text:p text:style-name="P125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25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24">Acesso ao <text:span text:style-name="T1">MySQL</text:span> pelo terminal é necessario usar o comando:<text:line-break/>mysql -u root -p<text:line-break/></text:p>
          <text:list text:style-name="L121">
            <text:list-item>
              <text:p text:style-name="P126">Depois colocar a senha.<text:line-break/></text:p>
            </text:list-item>
          </text:list>
        </text:list-item>
        <text:list-item>
          <text:p text:style-name="P124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9T20:19:43Z</meta:creation-date>
    <dc:date>2022-03-29T20:19:43Z</dc:date>
    <meta:user-defined meta:name="date" meta:value-type="string">2022-03-29</meta:user-defined>
    <meta:user-defined meta:name="output" meta:value-type="string"/>
  </office:meta>
</office:document-meta>
</file>